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GrettyStartTask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4.112cm" svg:height="1.757cm" svg:x="4.381cm" svg:y="5.445cm">
          <text:p text:style-name="P1"><text:span text:style-name="T1">inpla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408cm" svg:y="4.429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038cm" svg:y2="4.429cm" draw:start-shape="id2" draw:start-glue-point="7" draw:end-shape="id3" draw:end-glue-point="4" svg:d="m8318 3413h1720v1016" svg:viewBox="0 0 1721 1017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svg:x1="4.48cm" svg:y1="3.413cm" svg:x2="6.437cm" svg:y2="5.445cm" draw:start-shape="id2" draw:start-glue-point="5" draw:end-shape="id4" draw:end-glue-point="4" svg:d="m4480 3413h-501v1396h2458v636" svg:viewBox="0 0 2459 2033">
          <text:p text:style-name="P4"><text:span text:style-name="T2">yes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8.408cm" svg:y1="4.839cm" svg:x2="6.437cm" svg:y2="5.445cm" draw:start-shape="id3" draw:start-glue-point="5" draw:end-shape="id4" draw:end-glue-point="4" svg:d="m8408 4839h-1971v606" svg:viewBox="0 0 1972 607">
          <text:p/>
        </draw:connector>
        <draw:custom-shape draw:style-name="gr1" draw:text-style-name="P3" xml:id="id5" draw:id="id5" draw:layer="layout" svg:width="4.074cm" svg:height="0.82cm" svg:x="7.594cm" svg:y="7.35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493cm" svg:y1="6.323cm" svg:x2="9.631cm" svg:y2="7.35cm" draw:start-shape="id4" draw:end-shape="id5" draw:end-glue-point="4" svg:d="m8493 6323h1138v1027" svg:viewBox="0 0 1139 1028">
          <text:p text:style-name="P1"><text:span text:style-name="T2">no</text:span></text:p>
          <text:p text:style-name="P1"><text:span text:style-name="T2"/></text:p>
        </draw:connector>
        <draw:custom-shape draw:style-name="gr1" draw:text-style-name="P3" xml:id="id8" draw:id="id8" draw:layer="layout" svg:width="4.773cm" svg:height="1.054cm" svg:x="1.18cm" svg:y="9.001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5.006cm" svg:height="1.054cm" svg:x="7.096cm" svg:y="9.001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9.631cm" svg:y1="8.17cm" svg:x2="9.599cm" svg:y2="9.001cm" draw:start-shape="id5" draw:end-shape="id6" draw:end-glue-point="4" svg:d="m9631 8170-32 831" svg:viewBox="0 0 33 832">
          <text:p/>
        </draw:connector>
        <draw:custom-shape draw:style-name="gr4" draw:text-style-name="P2" xml:id="id9" draw:id="id9" draw:layer="layout" svg:width="3.81cm" svg:height="1.259cm" svg:x="14.335cm" svg:y="12.187cm">
          <text:p text:style-name="P1"><text:span text:style-name="T1">debu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curve" svg:x1="12.102cm" svg:y1="9.528cm" svg:x2="16.24cm" svg:y2="10.525cm" draw:start-shape="id6" draw:end-shape="id7" draw:end-glue-point="4" svg:d="m12102 9528c2759 0 4138 332 4138 997" svg:viewBox="0 0 4139 998">
          <text:p text:style-name="P1"><text:span text:style-name="T2">start process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5" draw:text-style-name="P7" draw:layer="layout" draw:type="curve" svg:x1="3.567cm" svg:y1="10.055cm" svg:x2="14.208cm" svg:y2="10.906cm" draw:start-shape="id8" draw:start-glue-point="6" draw:end-shape="id7" draw:end-glue-point="3" svg:d="m3567 10055c0 568 3547 851 10641 851" svg:viewBox="0 0 10642 852">
          <text:p text:style-name="P6"><text:span text:style-name="T2">start process <text:s text:c="2"/></text:span></text:p>
        </draw:connector>
        <draw:custom-shape draw:style-name="gr4" draw:text-style-name="P3" xml:id="id16" draw:id="id16" draw:layer="layout" svg:width="4.064cm" svg:height="1.171cm" svg:x="14.208cm" svg:y="17.51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683cm" svg:height="1.054cm" svg:x="10.271cm" svg:y="13.573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4.335cm" svg:y1="12.817cm" svg:x2="12.112cm" svg:y2="13.573cm" draw:start-shape="id9" draw:start-glue-point="5" draw:end-shape="id10" draw:end-glue-point="4" svg:d="m14335 12817h-2223v756" svg:viewBox="0 0 2224 757">
          <text:p text:style-name="P1"><text:span text:style-name="T2">yes</text:span></text:p>
        </draw:connector>
        <draw:connector draw:style-name="gr3" draw:text-style-name="P3" draw:layer="layout" draw:type="line" svg:x1="16.24cm" svg:y1="13.446cm" svg:x2="16.244cm" svg:y2="15.224cm" draw:start-shape="id9" draw:end-shape="id11" draw:end-glue-point="4" svg:d="m16240 13446 4 1778" svg:viewBox="0 0 5 1779">
          <text:p text:style-name="P1"><text:span text:style-name="T2"><text:s text:c="7"/></text:span><text:span text:style-name="T2">no</text:span></text:p>
          <text:p text:style-name="P1"><text:span text:style-name="T2"/></text:p>
        </draw:connector>
        <draw:connector draw:style-name="gr3" draw:text-style-name="P3" draw:layer="layout" svg:x1="12.112cm" svg:y1="14.627cm" svg:x2="14.081cm" svg:y2="15.796cm" draw:start-shape="id10" draw:start-glue-point="6" draw:end-shape="id11" draw:end-glue-point="5" svg:d="m12112 14627v1169h1969" svg:viewBox="0 0 1970 1170">
          <text:p text:style-name="P1"><text:span text:style-name="T2">resume</text:span></text:p>
        </draw:connector>
        <draw:custom-shape draw:style-name="gr1" draw:text-style-name="P2" xml:id="id13" draw:id="id13" draw:layer="layout" svg:width="4.308cm" svg:height="1.639cm" svg:x="6.598cm" svg:y="17.383cm">
          <text:p text:style-name="P1"><text:span text:style-name="T1">interactiv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567cm" svg:y1="10.055cm" svg:x2="6.779cm" svg:y2="13.164cm" draw:start-shape="id8" draw:start-glue-point="6" draw:end-shape="id12" draw:end-glue-point="4" svg:d="m3567 10055 3212 3109" svg:viewBox="0 0 3213 3110">
          <text:p/>
        </draw:connector>
        <draw:custom-shape draw:style-name="gr1" draw:text-style-name="P3" xml:id="id14" draw:id="id14" draw:layer="layout" svg:width="4.074cm" svg:height="0.889cm" svg:x="6.715cm" svg:y="20.177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.752cm" svg:y1="19.022cm" svg:x2="8.752cm" svg:y2="20.177cm" draw:start-shape="id13" draw:start-glue-point="6" draw:end-shape="id14" draw:end-glue-point="4" svg:d="m8752 19022v1155" svg:viewBox="0 0 1 1156">
          <text:p text:style-name="P1"><text:span text:style-name="T4"><text:s text:c="2"/></text:span></text:p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yes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</draw:connector>
        <draw:custom-shape draw:style-name="gr1" draw:text-style-name="P2" xml:id="id21" draw:id="id21" draw:layer="layout" svg:width="4.308cm" svg:height="1.397cm" svg:x="1.391cm" svg:y="15.986cm">
          <text:p text:style-name="P1"><text:span text:style-name="T1">integrationTe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2" draw:id="id12" draw:layer="layout" svg:width="3.937cm" svg:height="1.171cm" svg:x="4.81cm" svg:y="13.164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5" draw:id="id15" draw:layer="layout" svg:width="4.064cm" svg:height="1.171cm" svg:x="6.715cm" svg:y="21.927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8.752cm" svg:y1="21.066cm" svg:x2="8.747cm" svg:y2="21.927cm" draw:start-shape="id14" draw:end-shape="id15" svg:d="m8752 21066-5 861" svg:viewBox="0 0 6 862">
          <text:p/>
        </draw:connector>
        <draw:custom-shape draw:style-name="gr4" draw:text-style-name="P2" xml:id="id7" draw:id="id7" draw:layer="layout" svg:width="4.064cm" svg:height="0.762cm" svg:x="14.208cm" svg:y="10.525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.381cm" svg:y1="6.324cm" svg:x2="3.567cm" svg:y2="9.001cm" draw:start-shape="id4" draw:start-glue-point="5" draw:end-shape="id8" draw:end-glue-point="4" svg:d="m4381 6324h-814v2677" svg:viewBox="0 0 815 2678">
          <text:p text:style-name="P1"><text:span text:style-name="T2">y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2" draw:text-style-name="P3" draw:layer="layout" draw:type="line" svg:x1="16.24cm" svg:y1="11.287cm" svg:x2="16.24cm" svg:y2="12.187cm" draw:start-shape="id7" draw:start-glue-point="6" draw:end-shape="id9" svg:d="m16240 11287v900" svg:viewBox="0 0 1 901">
          <text:p/>
        </draw:connector>
        <draw:custom-shape draw:style-name="gr4" draw:text-style-name="P3" xml:id="id17" draw:id="id17" draw:layer="layout" svg:width="4.826cm" svg:height="1.397cm" svg:x="13.827cm" svg:y="20.55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cm" svg:y1="18.681cm" svg:x2="16.24cm" svg:y2="20.558cm" draw:start-shape="id16" draw:end-shape="id17" draw:end-glue-point="4" svg:d="m16240 18681v1877" svg:viewBox="0 0 1 1878">
          <text:p/>
        </draw:connector>
        <draw:custom-shape draw:style-name="gr1" draw:text-style-name="P2" xml:id="id20" draw:id="id20" draw:layer="layout" svg:width="5.207cm" svg:height="1.284cm" svg:x="1cm" svg:y="27.416cm">
          <text:p text:style-name="P1"><text:span text:style-name="T1">GrettyStartTask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3" draw:layer="layout" draw:type="line" svg:x1="14.208cm" svg:y1="18.095cm" svg:x2="8.747cm" svg:y2="13.75cm" draw:start-shape="id16" draw:end-shape="id12" draw:end-glue-point="7" svg:d="m14208 18095-5461-4345" svg:viewBox="0 0 5462 4346">
          <text:p text:style-name="P1"><text:span text:style-name="T2"/></text:p>
          <text:p text:style-name="P1"><text:span text:style-name="T2">tcp</text:span></text:p>
        </draw:connector>
        <draw:custom-shape draw:style-name="gr4" draw:text-style-name="P2" xml:id="id18" draw:id="id18" draw:layer="layout" svg:width="3.81cm" svg:height="0.762cm" svg:x="14.335cm" svg:y="23.35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6.24cm" svg:y1="21.955cm" svg:x2="16.24cm" svg:y2="23.352cm" draw:start-shape="id17" draw:end-shape="id18" draw:end-glue-point="0" svg:d="m16240 21955v1397" svg:viewBox="0 0 1 1398">
          <text:p/>
        </draw:connector>
        <draw:connector draw:style-name="gr5" draw:text-style-name="P3" draw:layer="layout" draw:type="line" svg:x1="10.779cm" svg:y1="22.512cm" svg:x2="13.827cm" svg:y2="21.256cm" draw:start-shape="id15" draw:end-shape="id17" svg:d="m10779 22512 3048-1256" svg:viewBox="0 0 3049 1257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9" draw:id="id19" draw:layer="layout" svg:width="3.81cm" svg:height="1.171cm" svg:x="6.842cm" svg:y="24.46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747cm" svg:y1="23.098cm" svg:x2="8.747cm" svg:y2="24.467cm" draw:start-shape="id15" draw:start-glue-point="6" draw:end-shape="id19" draw:end-glue-point="4" svg:d="m8747 23098v1369" svg:viewBox="0 0 1 1370">
          <text:p/>
        </draw:connector>
        <draw:connector draw:style-name="gr5" draw:text-style-name="P3" draw:layer="layout" draw:type="line" svg:x1="14.335cm" svg:y1="23.733cm" svg:x2="10.652cm" svg:y2="25.052cm" draw:start-shape="id18" draw:start-glue-point="5" draw:end-shape="id19" svg:d="m14335 23733-3683 1319" svg:viewBox="0 0 3684 1320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8.747cm" svg:y1="25.638cm" svg:x2="3.604cm" svg:y2="27.416cm" draw:start-shape="id19" draw:start-glue-point="6" draw:end-shape="id20" draw:end-glue-point="4" svg:d="m8747 25638-5143 1778" svg:viewBox="0 0 5144 1779">
          <text:p/>
        </draw:connector>
        <draw:connector draw:style-name="gr2" draw:text-style-name="P3" draw:layer="layout" draw:type="line" svg:x1="9.599cm" svg:y1="10.055cm" svg:x2="6.779cm" svg:y2="13.164cm" draw:start-shape="id6" draw:start-glue-point="6" draw:end-shape="id12" draw:end-glue-point="4" svg:d="m9599 10055-2820 3109" svg:viewBox="0 0 2821 3110">
          <text:p/>
        </draw:connector>
        <draw:custom-shape draw:style-name="gr4" draw:text-style-name="P3" xml:id="id11" draw:id="id11" draw:layer="layout" svg:width="4.326cm" svg:height="1.143cm" svg:x="14.081cm" svg:y="15.22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4cm" svg:y1="16.367cm" svg:x2="16.24cm" svg:y2="17.51cm" draw:start-shape="id11" draw:end-shape="id16" svg:d="m16244 16367-4 1143" svg:viewBox="0 0 5 1144">
          <text:p/>
        </draw:connector>
        <draw:connector draw:style-name="gr2" draw:text-style-name="P1" draw:layer="layout" draw:type="line" svg:x1="6.779cm" svg:y1="14.335cm" svg:x2="3.545cm" svg:y2="15.986cm" draw:start-shape="id12" draw:start-glue-point="6" draw:end-shape="id21" draw:end-glue-point="4" svg:d="m6779 14335-3234 1651" svg:viewBox="0 0 3235 1652">
          <text:p/>
        </draw:connector>
        <draw:connector draw:style-name="gr3" draw:text-style-name="P9" draw:layer="layout" draw:type="line" svg:x1="3.545cm" svg:y1="17.383cm" svg:x2="3.604cm" svg:y2="27.416cm" draw:start-shape="id21" draw:start-glue-point="6" draw:end-shape="id20" draw:end-glue-point="4" svg:d="m3545 17383 59 10033" svg:viewBox="0 0 60 10034">
          <text:p text:style-name="P1"><text:span text:style-name="T5">yes <text:s text:c="9"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  <draw:connector draw:style-name="gr3" draw:text-style-name="P9" draw:layer="layout" svg:x1="5.699cm" svg:y1="16.685cm" svg:x2="8.752cm" svg:y2="17.383cm" draw:start-shape="id21" draw:start-glue-point="7" draw:end-shape="id13" draw:end-glue-point="4" svg:d="m5699 16685h3053v698" svg:viewBox="0 0 3054 699">
          <text:p text:style-name="P1"><text:span text:style-name="T5">no <text:s text:c="28"/></text:span></text:p>
        </draw:connector>
        <draw:connector draw:style-name="gr3" draw:text-style-name="P9" draw:layer="layout" svg:x1="6.598cm" svg:y1="18.203cm" svg:x2="6.842cm" svg:y2="25.052cm" draw:start-shape="id13" draw:start-glue-point="5" draw:end-shape="id19" svg:d="m6598 18203h-501v6849h745" svg:viewBox="0 0 746 6850">
          <text:p text:style-name="P1"><text:span text:style-name="T5">no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52:58.006759256</dc:date>
    <dc:creator>Andrey Hihlovskiy</dc:creator>
    <meta:editing-duration>PT3H10M26S</meta:editing-duration>
    <meta:editing-cycles>56</meta:editing-cycles>
    <meta:generator>LibreOffice/4.1.3.2$Linux_X86_64 LibreOffice_project/410m0$Build-2</meta:generator>
    <meta:document-statistic meta:object-count="50"/>
  </office:meta>
</office:document-meta>
</file>